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11000002D46C7C1A1EEAE59B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856cm" svg:x="1.338cm" svg:y="10.582cm">
          <draw:image xlink:href="Pictures/1000000100000611000002D46C7C1A1EEAE59BF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1T23:59:00.364488829</meta:creation-date>
    <dc:date>2024-08-11T23:59:28.908179177</dc:date>
    <meta:editing-duration>PT30S</meta:editing-duration>
    <meta:editing-cycles>1</meta:editing-cycles>
    <meta:document-statistic meta:object-count="1"/>
    <meta:generator>LibreOffice/7.3.7.2$Linux_X86_64 LibreOffice_project/30$Build-2</meta:generator>
  </office:meta>
</office:document-meta>
</file>